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Mangal1" svg:font-family="Mang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GT Code Formatting</text:p>
      <text:p text:style-name="Standard"/>
      <text:list xml:id="list43487126" text:style-name="L1">
        <text:list-item>
          <text:p text:style-name="P1">Variable names</text:p>
        </text:list-item>
        <text:list-item>
          <text:p text:style-name="P1">Class structure</text:p>
        </text:list-item>
        <text:list-item>
          <text:p text:style-name="P1">Comments</text:p>
        </text:list-item>
      </text:list>
      <text:p text:style-name="Standard"/>
      <text:p text:style-name="P2">1. Variable names</text:p>
      <text:p text:style-name="P2"/>
      <text:p text:style-name="P3">Member variables: mVariableName</text:p>
      <text:p text:style-name="P3">Parameter variables: lVariableName</text:p>
      <text:p text:style-name="P3">Properties: VariableName</text:p>
      <text:p text:style-name="P3">Public functions: FunctionName</text:p>
      <text:p text:style-name="P3">Private/Protected functions: functionName</text:p>
      <text:p text:style-name="P3"/>
      <text:p text:style-name="P3"/>
      <text:p text:style-name="P2">2. Class Structure</text:p>
      <text:p text:style-name="P3"/>
      <text:p text:style-name="P3">Private variables</text:p>
      <text:p text:style-name="P3">Properties</text:p>
      <text:p text:style-name="P3">Event delegates</text:p>
      <text:p text:style-name="P3">Constructors</text:p>
      <text:p text:style-name="P3">Public methods</text:p>
      <text:p text:style-name="P3">Private methods</text:p>
      <text:p text:style-name="P3">Event handlers</text:p>
      <text:p text:style-name="P3"/>
      <text:p text:style-name="P2">3. Comments</text:p>
      <text:p text:style-name="P2"/>
      <text:p text:style-name="P3">Treat comments with common sense, KeyboardState mCurrentKeyboardState does not need a comment saying mCurrentKeyboardState hold the current keyboard sta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Mangal1" svg:font-family="Mang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Kiley</meta:initial-creator>
    <meta:creation-date>2011-04-02T23:37:39.76</meta:creation-date>
    <meta:document-statistic meta:table-count="0" meta:image-count="0" meta:object-count="0" meta:page-count="1" meta:paragraph-count="20" meta:word-count="64" meta:character-count="521"/>
    <dc:date>2011-04-03T00:03:37.38</dc:date>
    <dc:creator>Thomas Kiley</dc:creator>
    <meta:editing-duration>PT10M47S</meta:editing-duration>
    <meta:editing-cycles>1</meta:editing-cycles>
    <meta:generator>OpenOffice.org/3.3$Win32 OpenOffice.org_project/330m20$Build-9567</meta:generator>
  </office:meta>
</office:document-meta>
</file>